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standard preamble</text:span></text:p>
      <text:p text:style-name="P1"><text:span text:style-name="T1">#</text:span></text:p>
      <text:p text:style-name="P1"><text:span text:style-name="T1">#% $Id$ </text:span></text:p>
      <text:p text:style-name="P1"><text:span text:style-name="T1">#</text:span></text:p>
      <text:p text:style-name="P1"><text:span text:style-name="T1">#</text:span></text:p>
      <text:p text:style-name="P1"><text:span text:style-name="T1"># Copyright (C) 2002-2007</text:span></text:p>
      <text:p text:style-name="P1"><text:span text:style-name="T1"># The MeqTree Foundation &amp; </text:span></text:p>
      <text:p text:style-name="P1"><text:span text:style-name="T1"># ASTRON (Netherlands Foundation for Research in Astronomy)</text:span></text:p>
      <text:p text:style-name="P1"><text:span text:style-name="T1"># P.O.Box 2, 7990 AA Dwingeloo, The Netherlands</text:span></text:p>
      <text:p text:style-name="P1"><text:span text:style-name="T1">#</text:span></text:p>
      <text:p text:style-name="P1"><text:span text:style-name="T1"># This program is free software; you can redistribute it and/or modify</text:span></text:p>
      <text:p text:style-name="P1"><text:span text:style-name="T1"># it under the terms of the GNU General Public License as published by</text:span></text:p>
      <text:p text:style-name="P1"><text:span text:style-name="T1"># the Free Software Foundation; either version 2 of the License, or</text:span></text:p>
      <text:p text:style-name="P1"><text:span text:style-name="T1"># (at your option) any later version.</text:span></text:p>
      <text:p text:style-name="P1"><text:span text:style-name="T1">#</text:span></text:p>
      <text:p text:style-name="P1"><text:span text:style-name="T1"># This program is distributed in the hope that it will be useful,</text:span></text:p>
      <text:p text:style-name="P1"><text:span text:style-name="T1"># but WITHOUT ANY WARRANTY; without even the implied warranty of</text:span></text:p>
      <text:p text:style-name="P1"><text:span text:style-name="T1"># MERCHANTABILITY or FITNESS FOR A PARTICULAR PURPOSE.<text:s text:c="2"/>See the</text:span></text:p>
      <text:p text:style-name="P1"><text:span text:style-name="T1"># GNU General Public License for more details.</text:span></text:p>
      <text:p text:style-name="P1"><text:span text:style-name="T1">#</text:span></text:p>
      <text:p text:style-name="P1"><text:span text:style-name="T1"># You should have received a copy of the GNU General Public License</text:span></text:p>
      <text:p text:style-name="P1"><text:span text:style-name="T1"># along with this program; if not, see &lt;http://www.gnu.org/licenses/&gt;,</text:span></text:p>
      <text:p text:style-name="P1"><text:span text:style-name="T1"># or write to the Free Software Foundation, Inc., </text:span></text:p>
      <text:p text:style-name="P1"><text:span text:style-name="T1"># 59 Temple Place, Suite 330, Boston, MA<text:s text:c="2"/>02111-1307<text:s text:c="2"/>USA</text:span></text:p>
      <text:p text:style-name="P1"><text:span text:style-name="T1">#</text:span></text:p>
      <text:p text:style-name="P1"><text:span text:style-name="T1"/></text:p>
      <text:p text:style-name="P1"><text:span text:style-name="T1"># This script uses parallactic angle rotation to simulate the behaviour</text:span></text:p>
      <text:p text:style-name="P1"><text:span text:style-name="T1"># of an Az-El mounted dish as it tracks a specific area of sky.</text:span></text:p>
      <text:p text:style-name="P1"><text:span text:style-name="T1"/></text:p>
      <text:p text:style-name="P1"><text:span text:style-name="T1">from Timba.TDL import *</text:span></text:p>
      <text:p text:style-name="P1"><text:span text:style-name="T1">from Timba.Meq import meq</text:span></text:p>
      <text:p text:style-name="P1"><text:span text:style-name="T1">import math</text:span></text:p>
      <text:p text:style-name="P1"><text:span text:style-name="T1">import random</text:span></text:p>
      <text:p text:style-name="P1"><text:span text:style-name="T1">import numpy</text:span></text:p>
      <text:p text:style-name="P1"><text:span text:style-name="T1"/></text:p>
      <text:p text:style-name="P1"><text:span text:style-name="T1">import Meow</text:span></text:p>
      <text:p text:style-name="P1"><text:span text:style-name="T1">from Meow import Bookmarks</text:span></text:p>
      <text:p text:style-name="P1"><text:span text:style-name="T1">from Meow import Context</text:span></text:p>
      <text:p text:style-name="P1"><text:span text:style-name="T1">import Meow.StdTrees</text:span></text:p>
      <text:p text:style-name="P1"><text:span text:style-name="T1"/></text:p>
      <text:p text:style-name="P1"><text:span text:style-name="T1">import sky_models</text:span></text:p>
      <text:p text:style-name="P1"><text:span text:style-name="T1"/></text:p>
      <text:p text:style-name="P1"><text:span text:style-name="T1">Settings.forest_state.cache_policy = 100</text:span></text:p>
      <text:p text:style-name="P1"><text:span text:style-name="T1"/></text:p>
      <text:p text:style-name="P1"><text:span text:style-name="T1">normalization_factor = math.sqrt(9384.0)<text:s text:c="4"/># obtained from results of read_cortes_data_linear.py for poln 1</text:span></text:p>
      <text:p text:style-name="P1"><text:span text:style-name="T1">#normalization_factor = math.sqrt(7814.004) # obtained from results of read_cortes_data_linear.py for poln 0</text:span></text:p>
      <text:p text:style-name="P1"><text:span text:style-name="T1"/></text:p>
      <text:p text:style-name="P1"><text:span text:style-name="T1"># some GUI options</text:span></text:p>
      <text:p text:style-name="P1"><text:span text:style-name="T1">Meow.Utils.include_ms_options(has_input=False,tile_sizes=[16,32,48,96]);</text:span></text:p>
      <text:p text:style-name="P1"><text:span text:style-name="T1">TDLRuntimeMenu("Imaging options",</text:span></text:p>
      <text:p text:style-name="P1"><text:span text:style-name="T1"><text:s text:c="4"/>*Meow.Utils.imaging_options(npix=256,arcmin=sky_models.imagesize(),channels=[[32,1,1]]));</text:span></text:p>
      <text:p text:style-name="P1"><text:span text:style-name="T1"/></text:p>
      <text:p text:style-name="P1"><text:span text:style-name="T1"># useful constant: 1 deg in radians</text:span></text:p>
      <text:p text:style-name="P1"><text:span text:style-name="T1">DEG = math.pi/180.;</text:span></text:p>
      <text:p text:style-name="P1"><text:span text:style-name="T1">ARCMIN = DEG/60;</text:span></text:p>
      <text:p text:style-name="P1"><text:span text:style-name="T1">ARCSEC = ARCMIN/60;</text:span></text:p>
      <text:p text:style-name="P1"><text:span text:style-name="T1"/></text:p>
      <text:p text:style-name="P1"><text:span text:style-name="T1"># define desired half-intensity width of power pattern (HPBW)</text:span></text:p>
      <text:p text:style-name="P1"><text:span text:style-name="T1"># as we are fitting total intensity I pattern (here .021 rad = 74.8 arcmin)</text:span></text:p>
      <text:p text:style-name="P1"><text:span text:style-name="T1">fwhm<text:s text:c="2"/>= 0.021747 # beam FWHM, note: this value is only used in this script to lay out</text:span></text:p>
      <text:p text:style-name="P1"><text:span text:style-name="T1"><text:s text:c="17"/># grid of point sources, and is not necessarily directly relavant to</text:span></text:p>
      <text:p text:style-name="P1"><text:span text:style-name="T1"><text:s text:c="17"/># Cortes HPBW</text:span></text:p>
      <text:p text:style-name="P1"><text:span text:style-name="T1"/></text:p>
      <text:p text:style-name="P1"><text:span text:style-name="T1">def tdp_voltage_response(ns,s,p,E,lm):</text:span></text:p>
      <text:p text:style-name="P1"><text:span text:style-name="T1"><text:s text:c="2"/>"""computes response of tdp beam for the given direction</text:span></text:p>
      <text:p text:style-name="P1"><text:span text:style-name="T1"><text:s text:c="2"/>'E' is output node</text:span></text:p>
      <text:p text:style-name="P1"><text:span text:style-name="T1"><text:s text:c="2"/>'lm' is direction (2-vector node)</text:span></text:p>
      <text:p text:style-name="P1"><text:span text:style-name="T1"><text:s text:c="2"/>"""</text:span></text:p>
      <text:p text:style-name="P1"><text:span text:style-name="T1"><text:s text:c="2"/>name = s.name</text:span></text:p>
      <text:p text:style-name="P1"><text:span text:style-name="T1"><text:s text:c="2"/>infile_name_re_xx = '/usr/lib/meqtrees/Cattery/Siamese/fits_test/beam_real_co_1.fits'</text:span></text:p>
      <text:p text:style-name="P1"><text:span text:style-name="T1"><text:s text:c="2"/>infile_name_im_xx = '/usr/lib/meqtrees/Cattery/Siamese/fits_test/beam_imag_co_1.fits'</text:span></text:p>
      <text:p text:style-name="P1"><text:span text:style-name="T1"><text:s text:c="2"/>ns.image_re_xx ** Meq.FITSImage(filename=infile_name_re_xx,cutoff=1.0,mode=2)</text:span></text:p>
      <text:p text:style-name="P1"><text:span text:style-name="T1"><text:s text:c="2"/>ns.image_im_xx ** Meq.FITSImage(filename=infile_name_im_xx,cutoff=1.0,mode=2)</text:span></text:p>
      <text:p text:style-name="P1"><text:span text:style-name="T1"/></text:p>
      <text:p text:style-name="P1"><text:span text:style-name="T1"><text:s text:c="2"/>infile_name_re_xy = '/usr/lib/meqtrees/Cattery/Siamese/fits_test/beam_real_cx_1.fits'</text:span></text:p>
      <text:p text:style-name="P1"><text:span text:style-name="T1"><text:s text:c="2"/>infile_name_im_xy = '/usr/lib/meqtrees/Cattery/Siamese/fits_test/beam_imag_cx_1.fits'</text:span></text:p>
      <text:p text:style-name="P1"><text:span text:style-name="T1"><text:s text:c="2"/>ns.image_re_xy ** Meq.FITSImage(filename=infile_name_re_xy,cutoff=1.0,mode=2)</text:span></text:p>
      <text:p text:style-name="P1"><text:span text:style-name="T1"><text:s text:c="2"/>ns.image_im_xy ** Meq.FITSImage(filename=infile_name_im_xy,cutoff=1.0,mode=2)</text:span></text:p>
      <text:p text:style-name="P1"><text:span text:style-name="T1"/></text:p>
      <text:p text:style-name="P1"><text:span text:style-name="T1"><text:s text:c="2"/>ns.resampler_re_xx ** Meq.Resampler(ns.image_re_xx,dep_mask = 0xff)</text:span></text:p>
      <text:p text:style-name="P1"><text:span text:style-name="T1"><text:s text:c="2"/>ns.resampler_im_xx ** Meq.Resampler(ns.image_im_xx,dep_mask = 0xff)</text:span></text:p>
      <text:p text:style-name="P1"><text:span text:style-name="T1"><text:s text:c="2"/>ns.sample_re_xx(name,p) &lt;&lt; Meq.Compounder(children=[lm,ns.resampler_re_xx],common_axes=[hiid('l'),hiid('m')])</text:span></text:p>
      <text:p text:style-name="P1"><text:span text:style-name="T1"><text:s text:c="2"/>ns.sample_im_xx(name,p) &lt;&lt; Meq.Compounder(children=[lm,ns.resampler_im_xx],common_axes=[hiid('l'),hiid('m')])</text:span></text:p>
      <text:p text:style-name="P1"><text:span text:style-name="T1"/></text:p>
      <text:p text:style-name="P1"><text:span text:style-name="T1"><text:s text:c="2"/>ns.resampler_re_xy ** Meq.Resampler(ns.image_re_xy,dep_mask = 0xff)</text:span></text:p>
      <text:p text:style-name="P1"><text:span text:style-name="T1"><text:s text:c="2"/>ns.resampler_im_xy ** Meq.Resampler(ns.image_im_xy,dep_mask = 0xff)</text:span></text:p>
      <text:p text:style-name="P1"><text:span text:style-name="T1"><text:s text:c="2"/>ns.sample_re_xy(name,p) &lt;&lt; Meq.Compounder(children=[lm,ns.resampler_re_xy],common_axes=[hiid('l'),hiid('m')])</text:span></text:p>
      <text:p text:style-name="P1"><text:span text:style-name="T1"><text:s text:c="2"/>ns.sample_im_xy(name,p) &lt;&lt; Meq.Compounder(children=[lm,ns.resampler_im_xy],common_axes=[hiid('l'),hiid('m')])</text:span></text:p>
      <text:p text:style-name="P1"><text:span text:style-name="T1"/></text:p>
      <text:p text:style-name="P1"><text:span text:style-name="T1"><text:s text:c="2"/>ns.e_xx(name,p) &lt;&lt; Meq.ToComplex(ns.sample_re_xx(name,p),ns.sample_im_xx(name,p))</text:span></text:p>
      <text:p text:style-name="P1"><text:span text:style-name="T1"><text:s text:c="2"/>ns.e_xy(name,p) &lt;&lt; Meq.ToComplex(ns.sample_re_xy(name,p),ns.sample_im_xy(name,p))</text:span></text:p>
      <text:p text:style-name="P1"><text:span text:style-name="T1"/></text:p>
      <text:p text:style-name="P1"><text:span text:style-name="T1"><text:s text:c="2"/>E &lt;&lt; Meq.Matrix22(ns.e_xx(name,p), ns.e_xy(name,p), 0.0, 0.0) / normalization_factor</text:span></text:p>
      <text:p text:style-name="P1"><text:span text:style-name="T1"><text:s text:c="2"/>return E;</text:span></text:p>
      <text:p text:style-name="P1"><text:span text:style-name="T1"/></text:p>
      <text:p text:style-name="P1"><text:span text:style-name="T1">def _define_forest (ns):</text:span></text:p>
      <text:p text:style-name="P1"><text:span text:style-name="T1"/></text:p>
      <text:p text:style-name="P1"><text:span text:style-name="T1"><text:s text:c="2"/># create an Array object</text:span></text:p>
      <text:p text:style-name="P1"><text:span text:style-name="T1"><text:s text:c="2"/>num_antennas = 36<text:s text:c="3"/># for ASKAP simulation</text:span></text:p>
      <text:p text:style-name="P1"><text:span text:style-name="T1"><text:s text:c="2"/>xntd_list = [ str(i) for i in range(1,num_antennas+1) ];</text:span></text:p>
      <text:p text:style-name="P1"><text:span text:style-name="T1"><text:s text:c="2"/>array = Meow.IfrArray(ns,xntd_list,ms_uvw=True);</text:span></text:p>
      <text:p text:style-name="P1"><text:span text:style-name="T1"><text:s text:c="2"/># create an Observation object</text:span></text:p>
      <text:p text:style-name="P1"><text:span text:style-name="T1"><text:s text:c="2"/>observation = Meow.Observation(ns);</text:span></text:p>
      <text:p text:style-name="P1"><text:span text:style-name="T1"><text:s text:c="2"/># set global context</text:span></text:p>
      <text:p text:style-name="P1"><text:span text:style-name="T1"><text:s text:c="2"/>Meow.Context.set(array=array,observation=observation);</text:span></text:p>
      <text:p text:style-name="P1"><text:span text:style-name="T1"/></text:p>
      <text:p text:style-name="P1"><text:span text:style-name="T1"><text:s text:c="2"/># create a source model and make list of corrupted sources</text:span></text:p>
      <text:p text:style-name="P1"><text:span text:style-name="T1"><text:s text:c="2"/>allsky = Meow.Patch(ns,'all',observation.phase_centre);</text:span></text:p>
      <text:p text:style-name="P1"><text:span text:style-name="T1"><text:s text:c="2"/>sources = sky_models.make_model(ns,"S");</text:span></text:p>
      <text:p text:style-name="P1"><text:span text:style-name="T1"><text:s text:c="2"/>for src in sources:</text:span></text:p>
      <text:p text:style-name="P1"><text:span text:style-name="T1"><text:s text:c="4"/>lm = src.direction.lm();</text:span></text:p>
      <text:p text:style-name="P1"><text:span text:style-name="T1"><text:s text:c="4"/>E = ns.E(src.name);</text:span></text:p>
      <text:p text:style-name="P1"><text:span text:style-name="T1"><text:s text:c="4"/>for p in array.stations():</text:span></text:p>
      <text:p text:style-name="P1"><text:span text:style-name="T1"><text:s text:c="6"/>pa= ns.ParAngle(p) &lt;&lt; Meq.ParAngle(observation.phase_centre.radec(), array.xyz(p))</text:span></text:p>
      <text:p text:style-name="P1"><text:span text:style-name="T1"><text:s text:c="6"/>ns.CosPa(p) &lt;&lt; Meq.Cos(pa)</text:span></text:p>
      <text:p text:style-name="P1"><text:span text:style-name="T1"><text:s text:c="6"/>ns.SinPa(p) &lt;&lt; Meq.Sin(pa)</text:span></text:p>
      <text:p text:style-name="P1"><text:span text:style-name="T1"><text:s text:c="6"/>ns.rot_matrix(p) &lt;&lt; Meq.Matrix22(ns.CosPa(p),-1.0 * ns.SinPa(p),ns.SinPa(p),ns.CosPa(p))</text:span></text:p>
      <text:p text:style-name="P1"><text:span text:style-name="T1"><text:s text:c="6"/># compute "apparent" position of source per each antenna</text:span></text:p>
      <text:p text:style-name="P1"><text:span text:style-name="T1"><text:s text:c="6"/>lm_rot=ns.lm_rot(src.name,p) &lt;&lt; Meq.MatrixMultiply(ns.rot_matrix(p),lm) </text:span></text:p>
      <text:p text:style-name="P1"><text:span text:style-name="T1"><text:s text:c="6"/># compute E for apparent position</text:span></text:p>
      <text:p text:style-name="P1"><text:span text:style-name="T1"><text:s text:c="6"/>tdp_voltage_response(ns,src,p,E(p),lm_rot);</text:span></text:p>
      <text:p text:style-name="P1"><text:span text:style-name="T1"><text:s text:c="4"/>allsky.add(src.corrupt(E));</text:span></text:p>
      <text:p text:style-name="P1"><text:span text:style-name="T1"/></text:p>
      <text:p text:style-name="P1"><text:span text:style-name="T1"><text:s text:c="2"/>observed = allsky.visibilities();</text:span></text:p>
      <text:p text:style-name="P1"><text:span text:style-name="T1"/></text:p>
      <text:p text:style-name="P1"><text:span text:style-name="T1"><text:s text:c="2"/># make some useful inspectors. Collect them into a list, since we need</text:span></text:p>
      <text:p text:style-name="P1"><text:span text:style-name="T1"><text:s text:c="2"/># to give a list of 'post' nodes to make_sinks() below</text:span></text:p>
      <text:p text:style-name="P1"><text:span text:style-name="T1"><text:s text:c="2"/>pg = Bookmarks.Page("Inspectors",1,2);</text:span></text:p>
      <text:p text:style-name="P1"><text:span text:style-name="T1"><text:s text:c="2"/>inspectors = [];</text:span></text:p>
      <text:p text:style-name="P1"><text:span text:style-name="T1"><text:s text:c="2"/>inspectors.append(</text:span></text:p>
      <text:p text:style-name="P1"><text:span text:style-name="T1"><text:s text:c="4"/>Meow.StdTrees.vis_inspector(ns.inspect_observed,observed) );</text:span></text:p>
      <text:p text:style-name="P1"><text:span text:style-name="T1"><text:s text:c="2"/>pg.add(ns.inspect_observed,viewer="Collections Plotter");</text:span></text:p>
      <text:p text:style-name="P1"><text:span text:style-name="T1"/></text:p>
      <text:p text:style-name="P1"><text:span text:style-name="T1"><text:s text:c="2"/>Meow.StdTrees.make_sinks(ns,observed,spigots=False,post=inspectors);</text:span></text:p>
      <text:p text:style-name="P1"><text:span text:style-name="T1"/></text:p>
      <text:p text:style-name="P1"><text:span text:style-name="T1">def _test_forest(mqs,parent):</text:span></text:p>
      <text:p text:style-name="P1"><text:span text:style-name="T1"><text:s text:c="2"/># we pass the request to the VisDataMux, a mysterious root node </text:span></text:p>
      <text:p text:style-name="P1"><text:span text:style-name="T1"><text:s text:c="2"/># created deep in the bowels of Meow.</text:span></text:p>
      <text:p text:style-name="P1"><text:span text:style-name="T1"><text:s text:c="2"/>req = Meow.Utils.create_io_request();</text:span></text:p>
      <text:p text:style-name="P1"><text:span text:style-name="T1"><text:s text:c="2"/># execute<text:s text:c="4"/></text:span></text:p>
      <text:p text:style-name="P1"><text:span text:style-name="T1"><text:s text:c="2"/>mqs.execute('VisDataMux',req,wait=False);</text:span></text:p>
      <text:p text:style-name="P1"><text:span text:style-name="T1"><text:s text:c="2"/></text:span></text:p>
      <text:p text:style-name="P1"><text:span text:style-name="T1"># this is a useful thing to have at the bottom of the script,<text:s text:c="2"/></text:span></text:p>
      <text:p text:style-name="P1"><text:span text:style-name="T1"># it allows us to check the tree for consistency simply by </text:span></text:p>
      <text:p text:style-name="P1"><text:span text:style-name="T1"># running 'python script.tdl'</text:span></text:p>
      <text:p text:style-name="P1"><text:span text:style-name="T1"/></text:p>
      <text:p text:style-name="P1"><text:span text:style-name="T1">if __name__ == '__main__':</text:span></text:p>
      <text:p text:style-name="P1"><text:span text:style-name="T1"><text:s text:c="2"/>ns = NodeScope();</text:span></text:p>
      <text:p text:style-name="P1"><text:span text:style-name="T1"><text:s text:c="2"/>_define_forest(ns);</text:span></text:p>
      <text:p text:style-name="P1"><text:span text:style-name="T1"><text:s text:c="2"/># resolves nodes</text:span></text:p>
      <text:p text:style-name="P1"><text:span text:style-name="T1"><text:s text:c="2"/>ns.Resolve();<text:s text:c="2"/></text:span></text:p>
      <text:p text:style-name="P1"><text:span text:style-name="T1"><text:s text:c="2"/></text:span></text:p>
      <text:p text:style-name="P1"><text:span text:style-name="T1"><text:s text:c="2"/>print len(ns.AllNodes()),'nodes defined'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